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float" office:value="315" table:style-name="ce1">
            <text:p>315</text:p>
          </table:table-cell>
          <table:table-cell office:value-type="float" office:value="236.25" table:formula="of:=([.A1]*[.B2])/100" table:style-name="ce1">
            <text:p>236,25</text:p>
          </table:table-cell>
          <table:table-cell office:value-type="float" office:value="220.5" table:formula="of:=([.A1]*[.C2])/[.A2]" table:style-name="ce1">
            <text:p>220,5</text:p>
          </table:table-cell>
          <table:table-cell office:value-type="float" office:value="283.5" table:formula="of:=([.A1]*[.D2])/[.A2]" table:style-name="ce1">
            <text:p>283,5</text:p>
          </table:table-cell>
          <table:table-cell office:value-type="float" office:value="267.75" table:formula="of:=([.A1]*[.E2])/[.A2]" table:style-name="ce1">
            <text:p>267,7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our 75%</text:p>
          </table:table-cell>
          <table:table-cell office:value-type="string" table:style-name="ce1">
            <text:p>pour 70%</text:p>
          </table:table-cell>
          <table:table-cell office:value-type="string" table:style-name="ce1">
            <text:p>pour 50%</text:p>
          </table:table-cell>
          <table:table-cell office:value-type="string" table:style-name="ce1">
            <text:p>pour 90%</text:p>
          </table:table-cell>
          <table:table-cell office:value-type="string" table:style-name="ce1">
            <text:p>pour 85%</text:p>
          </table:table-cell>
          <table:table-cell table:number-columns-repeated="16379"/>
        </table:table-row>
        <table:table-row table:style-name="ro1">
          <table:table-cell office:value-type="float" office:value="78.75" table:formula="of:=[.A1]-[.B1]" table:style-name="ce1">
            <text:p>78,75</text:p>
          </table:table-cell>
          <table:table-cell office:value-type="float" office:value="94.5" table:formula="of:=[.A1]-[.C1]" table:style-name="ce1">
            <text:p>94,5</text:p>
          </table:table-cell>
          <table:table-cell office:value-type="float" office:value="157.5" table:formula="of:=[.A1]/2" table:style-name="ce1">
            <text:p>157,5</text:p>
          </table:table-cell>
          <table:table-cell office:value-type="float" office:value="31.5" table:formula="of:=[.A1]-[.D1]" table:style-name="ce1">
            <text:p>31,5</text:p>
          </table:table-cell>
          <table:table-cell office:value-type="float" office:value="47.25" table:formula="of:=[.A1]-[.E1]" table:style-name="ce1">
            <text:p>47,25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Léa Barnezet</meta:initial-creator>
    <dc:creator>Léa Barnezet</dc:creator>
    <meta:creation-date>2024-02-27T13:25:48Z</meta:creation-date>
    <dc:date>2024-02-27T14:54:59Z</dc:date>
  </office:meta>
</office:document-meta>
</file>